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73e" officeooo:paragraph-rsid="0018f73e"/>
    </style:style>
    <style:style style:name="P2" style:family="paragraph" style:parent-style-name="Standard">
      <style:text-properties officeooo:paragraph-rsid="0018f73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f7d7" officeooo:paragraph-rsid="0019f7d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6eba" officeooo:paragraph-rsid="001a6eb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a6eba" officeooo:paragraph-rsid="001a6eba" style:font-weight-asian="normal" style:font-weight-complex="normal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>
      <style:paragraph-properties style:writing-mode="lr-tb"/>
      <style:text-properties fo:font-size="10.5pt"/>
    </style:style>
    <style:style style:name="P8" style:family="paragraph" style:parent-style-name="Text_20_body">
      <style:paragraph-properties style:writing-mode="lr-tb"/>
      <style:text-properties fo:font-size="10.5pt" officeooo:rsid="0018f73e" officeooo:paragraph-rsid="0018f73e"/>
    </style:style>
    <style:style style:name="P9" style:family="paragraph" style:parent-style-name="Text_20_body">
      <style:paragraph-properties style:writing-mode="lr-tb"/>
      <style:text-properties fo:font-size="10.5pt" officeooo:rsid="001989d8" officeooo:paragraph-rsid="001989d8"/>
    </style:style>
    <style:style style:name="P10" style:family="paragraph" style:parent-style-name="Text_20_body">
      <style:paragraph-properties style:writing-mode="lr-tb"/>
      <style:text-properties officeooo:paragraph-rsid="001989d8"/>
    </style:style>
    <style:style style:name="T1" style:family="text">
      <style:text-properties officeooo:rsid="0018f73e"/>
    </style:style>
    <style:style style:name="T2" style:family="text">
      <style:text-properties fo:font-size="10.5pt" officeooo:rsid="001989d8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ac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mod 777 = give yourself all the priviledges</text:p>
      <text:p text:style-name="P1">use help() to output help text on the command inside the parens</text:p>
      <text:p text:style-name="P1"><text:tab/>example: help(str.replace)</text:p>
      <text:p text:style-name="P1"/>
      <text:p text:style-name="P1">There is a difference between an empty string and a string w/ white spaces</text:p>
      <text:p text:style-name="P1"><text:tab/>str =(“”)</text:p>
      <text:p text:style-name="P1"><text:tab/>vs</text:p>
      <text:p text:style-name="P1"><text:tab/>str =(“ “)</text:p>
      <text:p text:style-name="P1"/>
      <text:p text:style-name="P1">a single “=” assings a property to something</text:p>
      <text:p text:style-name="P1">a double “==” compares things</text:p>
      <text:p text:style-name="P2"><text:span text:style-name="T1"><text:tab/></text:span>so the code </text:p>
      <text:p text:style-name="P6"/>
      <text:p text:style-name="P7"><text:tab/>number = 10</text:p>
      <text:p text:style-name="P7"><text:tab/>number == 10</text:p>
      <text:p text:style-name="P6"/>
      <text:p text:style-name="P7"><text:tab/>will return "True"</text:p>
      <text:p text:style-name="P6"/>
      <text:p text:style-name="P7"><text:tab/>The second line is asking "does 'number' equal 10"?</text:p>
      <text:p text:style-name="P7"/>
      <text:p text:style-name="P8">Boolean only returns True or False</text:p>
      <text:p text:style-name="P8"/>
      <text:p text:style-name="P8">use a “\” as a code escape</text:p>
      <text:p text:style-name="P8"><text:tab/>Tells python to evaluate it as I type it, rather than as code input</text:p>
      <text:p text:style-name="P8"><text:tab/>“My dog\’s toy” prints as “My dog’s toy”</text:p>
      <text:p text:style-name="P9"/>
      <text:p text:style-name="P10"><text:span text:style-name="T2">Main data types</text:span></text:p>
      <text:p text:style-name="P9">Integer</text:p>
      <text:p text:style-name="P9">floating point numbers</text:p>
      <text:p text:style-name="P9">complex numbers</text:p>
      <text:p text:style-name="P9">strings</text:p>
      <text:p text:style-name="P9">boolean</text:p>
      <text:p text:style-name="P9">math builtins</text:p>
      <text:p text:style-name="P9">lists = mutable (you can add, remove, append at lesiure)</text:p>
      <text:p text:style-name="P9">tuples = non mutable (once you make it, you can’t add or remove anything)</text:p>
      <text:p text:style-name="P9"/>
      <text:p text:style-name="P9"><text:soft-page-break/></text:p>
      <text:p text:style-name="P3">Anything Modulus 2 that returns 0 is even, returns 1 is odd</text:p>
      <text:p text:style-name="P3"><text:span text:style-name="T3"/></text:p>
      <text:p text:style-name="P3"><text:span text:style-name="T3">for number in range (11):</text:span></text:p>
      <text:p text:style-name="P3"><text:span text:style-name="T3"><text:tab/>if number % 2 == 0:</text:span></text:p>
      <text:p text:style-name="P3"><text:span text:style-name="T3"><text:tab/><text:tab/>print(f’{number} is even’)</text:span></text:p>
      <text:p text:style-name="P3"><text:span text:style-name="T3"><text:tab/>else:</text:span></text:p>
      <text:p text:style-name="P3"><text:span text:style-name="T3"><text:tab/><text:tab/>print(f’{number} is odd’)</text:span></text:p>
      <text:p text:style-name="P3"><text:span text:style-name="T3"/></text:p>
      <text:p text:style-name="P3"><text:span text:style-name="T3"/></text:p>
      <text:p text:style-name="P3"><text:span text:style-name="T3">Output looks like </text:span></text:p>
      <text:p text:style-name="P3"><text:span text:style-name="T3"/></text:p>
      <text:p text:style-name="P3"><text:span text:style-name="T3">0 is even</text:span></text:p>
      <text:p text:style-name="P3"><text:span text:style-name="T3">1 is odd</text:span></text:p>
      <text:p text:style-name="P3"><text:span text:style-name="T3">2 is even</text:span></text:p>
      <text:p text:style-name="P3"><text:span text:style-name="T3">3 is odd</text:span></text:p>
      <text:p text:style-name="P3"><text:span text:style-name="T3">4 is even</text:span></text:p>
      <text:p text:style-name="P3"><text:span text:style-name="T3">5 is odd</text:span></text:p>
      <text:p text:style-name="P3"><text:span text:style-name="T3">6 is even</text:span></text:p>
      <text:p text:style-name="P3"><text:span text:style-name="T3">7 is odd</text:span></text:p>
      <text:p text:style-name="P3"><text:span text:style-name="T3">8 is even</text:span></text:p>
      <text:p text:style-name="P3"><text:span text:style-name="T3">9 is odd</text:span></text:p>
      <text:p text:style-name="P3"><text:span text:style-name="T3">10 is even</text:span></text:p>
      <text:p text:style-name="P3"><text:span text:style-name="T3"/></text:p>
      <text:p text:style-name="P3"><text:span text:style-name="T3"/></text:p>
      <text:p text:style-name="P4">.format vs f string</text:p>
      <text:p text:style-name="P4"/>
      <text:p text:style-name="P5">name = ‘shawn’</text:p>
      <text:p text:style-name="P5">daughter = ‘girl’</text:p>
      <text:p text:style-name="P5"/>
      <text:p text:style-name="P5">print(‘Hello, my name is {}. My daughter is {}.’ .format (name, daughter))</text:p>
      <text:p text:style-name="P5"/>
      <text:p text:style-name="P5">vs.</text:p>
      <text:p text:style-name="P5"/>
      <text:p text:style-name="P5">print(<text:span text:style-name="T4">f</text:span>‘Hello, my name is {name}. My daughter is {daughter}.’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1:25:23.517436551</meta:creation-date>
    <dc:date>2023-02-13T16:08:21.100153833</dc:date>
    <meta:editing-duration>PT1H1M2S</meta:editing-duration>
    <meta:editing-cycles>1</meta:editing-cycles>
    <meta:document-statistic meta:table-count="0" meta:image-count="0" meta:object-count="0" meta:page-count="2" meta:paragraph-count="51" meta:word-count="246" meta:character-count="1265" meta:non-whitespace-character-count="1051"/>
    <meta:generator>LibreOffice/6.4.7.2$Linux_X86_64 LibreOffice_project/40$Build-2</meta:generator>
  </office:meta>
</office:document-meta>
</file>